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930" calcext:value-type="float">
            <text:p>1676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1003" calcext:value-type="float">
            <text:p>1676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1003" calcext:value-type="float">
            <text:p>1676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1003" calcext:value-type="float">
            <text:p>1676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3:47:41.943848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7-07T13:48:10.376169272</dc:date>
    <meta:editing-duration>P1DT21H47M4S</meta:editing-duration>
    <meta:editing-cycles>1033</meta:editing-cycles>
    <meta:document-statistic meta:table-count="1" meta:cell-count="10181" meta:object-count="0"/>
  </office:meta>
</office:document-meta>
</file>